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e14" officeooo:paragraph-rsid="0007ae14"/>
    </style:style>
    <style:style style:name="T1" style:family="text">
      <style:text-properties officeooo:rsid="00071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1">Tipe <text:s/></text:span></text:p>
      <text:p text:style-name="P1">topologi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4:26.771971989</meta:creation-date>
    <dc:date>2022-09-29T16:39:18.470391450</dc:date>
    <meta:editing-duration>PT14M5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2" meta:character-count="75" meta:non-whitespace-character-count="13"/>
  </office:meta>
</office:document-meta>
</file>